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0033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 style:data-style-name="N41"/>
    <style:style style:name="ce8" style:family="table-cell" style:parent-style-name="Default" style:data-style-name="N41">
      <style:table-cell-properties fo:background-color="#000099"/>
    </style:style>
    <style:style style:name="ce9" style:family="table-cell" style:parent-style-name="Default" style:data-style-name="N41">
      <style:table-cell-properties fo:background-color="#00cc00"/>
    </style:style>
    <style:style style:name="ce10" style:family="table-cell" style:parent-style-name="Default" style:data-style-name="N41">
      <style:table-cell-properties fo:background-color="#003300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 style:data-style-name="N41">
      <style:table-cell-properties fo:background-color="#ff6600"/>
    </style:style>
    <style:style style:name="ce13" style:family="table-cell" style:parent-style-name="Default" style:data-style-name="N41">
      <style:table-cell-properties fo:background-color="#000080"/>
    </style:style>
    <style:style style:name="ce14" style:family="table-cell" style:parent-style-name="Default"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15" style:family="table-cell" style:parent-style-name="Default">
      <style:text-properties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16" style:family="table-cell" style:parent-style-name="Default">
      <style:table-cell-properties fo:background-color="#66ff66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/>
          <table:table-cell table:style-name="ce7" office:value-type="string">
            <text:p>Creeps spawn</text:p>
          </table:table-cell>
          <table:table-cell office:value-type="string">
            <text:p>WAVES</text:p>
          </table:table-cell>
          <table:table-cell office:value-type="string">
            <text:p>DRAGON</text:p>
          </table:table-cell>
          <table:table-cell office:value-type="string">
            <text:p>LEVEL UP</text:p>
          </table:table-cell>
          <table:table-cell office:value-type="string">
            <text:p>NUMBER WAVE CREEPS</text:p>
          </table:table-cell>
          <table:table-cell office:value-type="string">
            <text:p>Number of Players</text:p>
          </table:table-cell>
          <table:table-cell office:value-type="string">
            <text:p>Number Creeps kills</text:p>
          </table:table-cell>
          <table:table-cell/>
          <table:table-cell office:value-type="string">
            <text:p>Creeps per level</text:p>
          </table:table-cell>
          <table:table-cell office:value-type="string">
            <text:p>Lanes</text:p>
          </table:table-cell>
          <table:table-cell table:number-columns-repeated="9"/>
          <table:table-cell table:style-name="ce16" office:value-type="string">
            <text:p>Number Of Players</text:p>
          </table:table-cell>
          <table:table-cell table:style-name="ce16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time" office:time-value="PT00H00M00S">
            <text:p>00:00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J2]" office:value-type="float" office:value="4">
            <text:p>4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time" office:time-value="PT00H00M15S">
            <text:p>00:00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]+[.K3]*[.J3]" office:value-type="float" office:value="8">
            <text:p>8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time" office:time-value="PT00H00M30S">
            <text:p>00:00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]+[.K4]*[.J4]" office:value-type="float" office:value="12">
            <text:p>12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time" office:time-value="PT00H00M45S">
            <text:p>00:00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]+[.K5]*[.J5]" office:value-type="float" office:value="16">
            <text:p>16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time" office:time-value="PT00H01M00S">
            <text:p>00:01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]+[.K6]*[.J6]" office:value-type="float" office:value="20">
            <text:p>20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style-name="ce7" office:value-type="time" office:time-value="PT00H01M15S">
            <text:p>00:01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]+[.K7]*[.J7]" office:value-type="float" office:value="24">
            <text:p>24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style-name="ce7" office:value-type="time" office:time-value="PT00H01M30S">
            <text:p>00:01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]+[.K8]*[.J8]" office:value-type="float" office:value="28">
            <text:p>28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time" office:time-value="PT00H01M45S">
            <text:p>00:01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]+[.K9]*[.J9]" office:value-type="float" office:value="32">
            <text:p>32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time" office:time-value="PT00H02M00S">
            <text:p>00:02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]+[.K10]*[.J10]" office:value-type="float" office:value="36">
            <text:p>36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style-name="ce7" office:value-type="time" office:time-value="PT00H02M15S">
            <text:p>00:02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]+[.K11]*[.J11]" office:value-type="float" office:value="40">
            <text:p>40</text:p>
          </table:table-cell>
          <table:table-cell/>
          <table:table-cell table:formula="of:=2+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8" office:value-type="time" office:time-value="PT00H02M30S">
            <text:p>00:02:30</text:p>
          </table:table-cell>
          <table:table-cell table:style-name="ce1" table:number-columns-repeated="2"/>
          <table:table-cell table:style-name="ce1" office:value-type="string">
            <text:p>LEVEL 2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H11]+[.K12]*[.J12]" office:value-type="float" office:value="44">
            <text:p>44</text:p>
          </table:table-cell>
          <table:table-cell table:style-name="ce1"/>
          <table:table-cell table:style-name="ce1" table:formula="of:=2+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time" office:time-value="PT00H02M45S">
            <text:p>00:02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]+[.K13]*[.J13]" office:value-type="float" office:value="50">
            <text:p>50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style-name="ce7" office:value-type="time" office:time-value="PT00H03M00S">
            <text:p>00:03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]+[.K14]*[.J14]" office:value-type="float" office:value="56">
            <text:p>56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style-name="ce7" office:value-type="time" office:time-value="PT00H03M15S">
            <text:p>00:03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]+[.K15]*[.J15]" office:value-type="float" office:value="62">
            <text:p>62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table:style-name="ce7" office:value-type="time" office:time-value="PT00H03M30S">
            <text:p>00:03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]+[.K16]*[.J16]" office:value-type="float" office:value="68">
            <text:p>68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time" office:time-value="PT00H03M45S">
            <text:p>00:03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]+[.K17]*[.J17]" office:value-type="float" office:value="74">
            <text:p>74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table:style-name="ce7" office:value-type="time" office:time-value="PT00H04M00S">
            <text:p>00:04:00</text:p>
          </table:table-cell>
          <table:table-cell office:value-type="string">
            <text:p>WAVE 1</text:p>
          </table:table-cell>
          <table:table-cell table:number-columns-repeated="2"/>
          <table:table-cell table:style-name="ce14" table:formula="of:=10+5*([.G18]-1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H17]+[.K18]*[.J18]" office:value-type="float" office:value="80">
            <text:p>80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time" office:time-value="PT00H04M15S">
            <text:p>00:04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]+[.K19]*[.J19]" office:value-type="float" office:value="86">
            <text:p>86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table:style-name="ce7" office:value-type="time" office:time-value="PT00H04M30S">
            <text:p>00:04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]+[.K20]*[.J20]" office:value-type="float" office:value="92">
            <text:p>92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table:style-name="ce7" office:value-type="time" office:time-value="PT00H04M45S">
            <text:p>00:04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0]+[.K21]*[.J21]" office:value-type="float" office:value="98">
            <text:p>98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table:style-name="ce7" office:value-type="time" office:time-value="PT00H05M00S">
            <text:p>00:05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1]+[.K22]*[.J22]" office:value-type="float" office:value="104">
            <text:p>104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table:style-name="ce7" office:value-type="time" office:time-value="PT00H05M15S">
            <text:p>00:05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2]+[.K23]*[.J23]" office:value-type="float" office:value="110">
            <text:p>110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time" office:time-value="PT00H05M30S">
            <text:p>00:05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3]+[.K24]*[.J24]" office:value-type="float" office:value="116">
            <text:p>116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time" office:time-value="PT00H05M45S">
            <text:p>00:05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4]+[.K25]*[.J25]" office:value-type="float" office:value="122">
            <text:p>122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table:style-name="ce7" office:value-type="time" office:time-value="PT00H06M00S">
            <text:p>00:06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5]+[.K26]*[.J26]" office:value-type="float" office:value="128">
            <text:p>128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table:style-name="ce7" office:value-type="time" office:time-value="PT00H06M15S">
            <text:p>00:06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6]+[.K27]*[.J27]" office:value-type="float" office:value="134">
            <text:p>134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table:style-name="ce7" office:value-type="time" office:time-value="PT00H06M30S">
            <text:p>00:06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7]+[.K28]*[.J28]" office:value-type="float" office:value="140">
            <text:p>140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time" office:time-value="PT00H06M45S">
            <text:p>00:06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8]+[.K29]*[.J29]" office:value-type="float" office:value="146">
            <text:p>146</text:p>
          </table:table-cell>
          <table:table-cell/>
          <table:table-cell table:formula="of:=3+3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9" office:value-type="time" office:time-value="PT00H07M00S">
            <text:p>00:07:00</text:p>
          </table:table-cell>
          <table:table-cell table:style-name="ce2"/>
          <table:table-cell table:style-name="ce2" office:value-type="string">
            <text:p>DRAGON 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[.H29]+[.K30]*[.J30]" office:value-type="float" office:value="152">
            <text:p>152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3"/>
        </table:table-row>
        <table:table-row table:style-name="ro2">
          <table:table-cell office:value-type="float" office:value="30">
            <text:p>30</text:p>
          </table:table-cell>
          <table:table-cell table:style-name="ce7" office:value-type="time" office:time-value="PT00H07M15S">
            <text:p>00:07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0]+[.K31]*[.J31]" office:value-type="float" office:value="164">
            <text:p>16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table:style-name="ce7" office:value-type="time" office:time-value="PT00H07M30S">
            <text:p>00:07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1]+[.K32]*[.J32]" office:value-type="float" office:value="176">
            <text:p>17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time" office:time-value="PT00H07M45S">
            <text:p>00:07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2]+[.K33]*[.J33]" office:value-type="float" office:value="188">
            <text:p>188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table:style-name="ce7" office:value-type="time" office:time-value="PT00H08M00S">
            <text:p>00:08:00</text:p>
          </table:table-cell>
          <table:table-cell office:value-type="string">
            <text:p>WAVE 2</text:p>
          </table:table-cell>
          <table:table-cell table:number-columns-repeated="2"/>
          <table:table-cell table:style-name="ce15" table:formula="of:=[.F18]+10+5*([.G34]-1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33]+[.K34]*[.J34]" office:value-type="float" office:value="200">
            <text:p>20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table:style-name="ce7" office:value-type="time" office:time-value="PT00H08M15S">
            <text:p>00:08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4]+[.K35]*[.J35]" office:value-type="float" office:value="212">
            <text:p>21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table:style-name="ce7" office:value-type="time" office:time-value="PT00H08M30S">
            <text:p>00:08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5]+[.K36]*[.J36]" office:value-type="float" office:value="224">
            <text:p>22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table:style-name="ce7" office:value-type="time" office:time-value="PT00H08M45S">
            <text:p>00:08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6]+[.K37]*[.J37]" office:value-type="float" office:value="236">
            <text:p>23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7">
            <text:p>37</text:p>
          </table:table-cell>
          <table:table-cell table:style-name="ce7" office:value-type="time" office:time-value="PT00H09M00S">
            <text:p>00:09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7]+[.K38]*[.J38]" office:value-type="float" office:value="248">
            <text:p>248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table:style-name="ce7" office:value-type="time" office:time-value="PT00H09M15S">
            <text:p>00:09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38]+[.K39]*[.J39]" office:value-type="float" office:value="260">
            <text:p>26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10" office:value-type="time" office:time-value="PT00H09M30S">
            <text:p>00:09:3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formula="of:=[.H39]+[.K40]*[.J40]" office:value-type="float" office:value="272">
            <text:p>272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3"/>
        </table:table-row>
        <table:table-row table:style-name="ro2">
          <table:table-cell office:value-type="float" office:value="40">
            <text:p>40</text:p>
          </table:table-cell>
          <table:table-cell table:style-name="ce7" office:value-type="time" office:time-value="PT00H09M45S">
            <text:p>00:09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0]+[.K41]*[.J41]" office:value-type="float" office:value="284">
            <text:p>28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1" office:value-type="time" office:time-value="PT00H10M00S">
            <text:p>00:10:00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41]+[.K42]*[.J42]" office:value-type="float" office:value="296">
            <text:p>296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13"/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time" office:time-value="PT00H10M15S">
            <text:p>00:10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2]+[.K43]*[.J43]" office:value-type="float" office:value="308">
            <text:p>308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table:style-name="ce7" office:value-type="time" office:time-value="PT00H10M30S">
            <text:p>00:10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3]+[.K44]*[.J44]" office:value-type="float" office:value="320">
            <text:p>32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time" office:time-value="PT00H10M45S">
            <text:p>00:10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4]+[.K45]*[.J45]" office:value-type="float" office:value="332">
            <text:p>33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8" office:value-type="time" office:time-value="PT00H11M00S">
            <text:p>00:11:00</text:p>
          </table:table-cell>
          <table:table-cell table:style-name="ce1" table:number-columns-repeated="2"/>
          <table:table-cell table:style-name="ce1" office:value-type="string">
            <text:p>LEVEL 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H45]+[.K46]*[.J46]" office:value-type="float" office:value="344">
            <text:p>34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3"/>
        </table:table-row>
        <table:table-row table:style-name="ro2">
          <table:table-cell office:value-type="float" office:value="46">
            <text:p>46</text:p>
          </table:table-cell>
          <table:table-cell table:style-name="ce7" office:value-type="time" office:time-value="PT00H11M15S">
            <text:p>00:11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6]+[.K47]*[.J47]" office:value-type="float" office:value="362">
            <text:p>36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47">
            <text:p>47</text:p>
          </table:table-cell>
          <table:table-cell table:style-name="ce7" office:value-type="time" office:time-value="PT00H11M30S">
            <text:p>00:11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7]+[.K48]*[.J48]" office:value-type="float" office:value="380">
            <text:p>38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table:style-name="ce7" office:value-type="time" office:time-value="PT00H11M45S">
            <text:p>00:11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48]+[.K49]*[.J49]" office:value-type="float" office:value="398">
            <text:p>39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table:style-name="ce7" office:value-type="time" office:time-value="PT00H12M00S">
            <text:p>00:12:00</text:p>
          </table:table-cell>
          <table:table-cell office:value-type="string">
            <text:p>WAVE 3</text:p>
          </table:table-cell>
          <table:table-cell table:number-columns-repeated="2"/>
          <table:table-cell table:formula="of:=[.F34]+10+5*([.G50]+-1)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H49]+[.K50]*[.J50]" office:value-type="float" office:value="416">
            <text:p>41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table:style-name="ce7" office:value-type="time" office:time-value="PT00H12M15S">
            <text:p>00:12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0]+[.K51]*[.J51]" office:value-type="float" office:value="434">
            <text:p>43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51">
            <text:p>51</text:p>
          </table:table-cell>
          <table:table-cell table:style-name="ce7" office:value-type="time" office:time-value="PT00H12M30S">
            <text:p>00:12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1]+[.K52]*[.J52]" office:value-type="float" office:value="452">
            <text:p>45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table:style-name="ce7" office:value-type="time" office:time-value="PT00H12M45S">
            <text:p>00:12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2]+[.K53]*[.J53]" office:value-type="float" office:value="470">
            <text:p>47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53 ROSHAN</text:p>
          </table:table-cell>
          <table:table-cell table:style-name="ce12" office:value-type="time" office:time-value="PT00H13M00S">
            <text:p>00:13:00</text:p>
          </table:table-cell>
          <table:table-cell table:style-name="ce5" table:number-columns-repeated="4"/>
          <table:table-cell table:style-name="ce5" office:value-type="float" office:value="1">
            <text:p>1</text:p>
          </table:table-cell>
          <table:table-cell table:style-name="ce5" table:formula="of:=[.H53]+[.K54]*[.J54]" office:value-type="float" office:value="488">
            <text:p>488</text:p>
          </table:table-cell>
          <table:table-cell table:style-name="ce5"/>
          <table:table-cell table:style-name="ce5" table:formula="of:=3+3+3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3"/>
        </table:table-row>
        <table:table-row table:style-name="ro2">
          <table:table-cell office:value-type="float" office:value="54">
            <text:p>54</text:p>
          </table:table-cell>
          <table:table-cell table:style-name="ce7" office:value-type="time" office:time-value="PT00H13M15S">
            <text:p>00:13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4]+[.K55]*[.J55]" office:value-type="float" office:value="506">
            <text:p>50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table:style-name="ce7" office:value-type="time" office:time-value="PT00H13M30S">
            <text:p>00:13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5]+[.K56]*[.J56]" office:value-type="float" office:value="524">
            <text:p>52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time" office:time-value="PT00H13M45S">
            <text:p>00:13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6]+[.K57]*[.J57]" office:value-type="float" office:value="542">
            <text:p>54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9" office:value-type="time" office:time-value="PT00H14M00S">
            <text:p>00:14:00</text:p>
          </table:table-cell>
          <table:table-cell table:style-name="ce2"/>
          <table:table-cell table:style-name="ce2" office:value-type="string">
            <text:p>DRAGON 2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[.H57]+[.K58]*[.J58]" office:value-type="float" office:value="560">
            <text:p>560</text:p>
          </table:table-cell>
          <table:table-cell table:style-name="ce2"/>
          <table:table-cell table:style-name="ce2" table:formula="of:=3+3+3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3"/>
        </table:table-row>
        <table:table-row table:style-name="ro2">
          <table:table-cell office:value-type="float" office:value="58">
            <text:p>58</text:p>
          </table:table-cell>
          <table:table-cell table:style-name="ce7" office:value-type="time" office:time-value="PT00H14M15S">
            <text:p>00:14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8]+[.K59]*[.J59]" office:value-type="float" office:value="578">
            <text:p>57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table:style-name="ce7" office:value-type="time" office:time-value="PT00H14M30S">
            <text:p>00:14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59]+[.K60]*[.J60]" office:value-type="float" office:value="596">
            <text:p>59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table:style-name="ce7" office:value-type="time" office:time-value="PT00H14M45S">
            <text:p>00:14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0]+[.K61]*[.J61]" office:value-type="float" office:value="614">
            <text:p>61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table:style-name="ce7" office:value-type="time" office:time-value="PT00H15M00S">
            <text:p>00:15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1]+[.K62]*[.J62]" office:value-type="float" office:value="632">
            <text:p>63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2">
            <text:p>62</text:p>
          </table:table-cell>
          <table:table-cell table:style-name="ce7" office:value-type="time" office:time-value="PT00H15M15S">
            <text:p>00:15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2]+[.K63]*[.J63]" office:value-type="float" office:value="650">
            <text:p>65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table:style-name="ce7" office:value-type="time" office:time-value="PT00H15M30S">
            <text:p>00:15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3]+[.K64]*[.J64]" office:value-type="float" office:value="668">
            <text:p>66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table:style-name="ce7" office:value-type="time" office:time-value="PT00H15M45S">
            <text:p>00:15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4]+[.K65]*[.J65]" office:value-type="float" office:value="686">
            <text:p>68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table:style-name="ce7" office:value-type="time" office:time-value="PT00H16M00S">
            <text:p>00:16:00</text:p>
          </table:table-cell>
          <table:table-cell office:value-type="string">
            <text:p>WAVE 4</text:p>
          </table:table-cell>
          <table:table-cell table:number-columns-repeated="2"/>
          <table:table-cell table:formula="of:=[.F50]+10+5*([.G66]-1)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H65]+[.K66]*[.J66]" office:value-type="float" office:value="704">
            <text:p>70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6">
            <text:p>66</text:p>
          </table:table-cell>
          <table:table-cell table:style-name="ce7" office:value-type="time" office:time-value="PT00H16M15S">
            <text:p>00:16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6]+[.K67]*[.J67]" office:value-type="float" office:value="722">
            <text:p>72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table:style-name="ce7" office:value-type="time" office:time-value="PT00H16M30S">
            <text:p>00:16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7]+[.K68]*[.J68]" office:value-type="float" office:value="740">
            <text:p>74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table:style-name="ce7" office:value-type="time" office:time-value="PT00H16M45S">
            <text:p>00:16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68]+[.K69]*[.J69]" office:value-type="float" office:value="758">
            <text:p>75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8" office:value-type="time" office:time-value="PT00H17M00S">
            <text:p>00:17:00</text:p>
          </table:table-cell>
          <table:table-cell table:style-name="ce1" table:number-columns-repeated="2"/>
          <table:table-cell table:style-name="ce1" office:value-type="string">
            <text:p>LEVEL 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H69]+[.K70]*[.J70]" office:value-type="float" office:value="776">
            <text:p>776</text:p>
          </table:table-cell>
          <table:table-cell table:style-name="ce1"/>
          <table:table-cell table:style-name="ce1" table:formula="of:=9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3"/>
        </table:table-row>
        <table:table-row table:style-name="ro2">
          <table:table-cell office:value-type="float" office:value="70">
            <text:p>70</text:p>
          </table:table-cell>
          <table:table-cell table:style-name="ce7" office:value-type="time" office:time-value="PT00H17M15S">
            <text:p>00:17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0]+[.K71]*[.J71]" office:value-type="float" office:value="794">
            <text:p>79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time" office:time-value="PT00H17M30S">
            <text:p>00:17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1]+[.K72]*[.J72]" office:value-type="float" office:value="812">
            <text:p>81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table:style-name="ce7" office:value-type="time" office:time-value="PT00H17M45S">
            <text:p>00:17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2]+[.K73]*[.J73]" office:value-type="float" office:value="830">
            <text:p>83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10" office:value-type="time" office:time-value="PT00H18M00S">
            <text:p>00:18:0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formula="of:=[.H73]+[.K74]*[.J74]" office:value-type="float" office:value="848">
            <text:p>848</text:p>
          </table:table-cell>
          <table:table-cell table:style-name="ce3"/>
          <table:table-cell table:style-name="ce3" table:formula="of:=9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3"/>
        </table:table-row>
        <table:table-row table:style-name="ro2">
          <table:table-cell office:value-type="float" office:value="74">
            <text:p>74</text:p>
          </table:table-cell>
          <table:table-cell table:style-name="ce7" office:value-type="time" office:time-value="PT00H18M15S">
            <text:p>00:18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4]+[.K75]*[.J75]" office:value-type="float" office:value="866">
            <text:p>86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table:style-name="ce7" office:value-type="time" office:time-value="PT00H18M30S">
            <text:p>00:18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5]+[.K76]*[.J76]" office:value-type="float" office:value="884">
            <text:p>88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76">
            <text:p>76</text:p>
          </table:table-cell>
          <table:table-cell table:style-name="ce7" office:value-type="time" office:time-value="PT00H18M45S">
            <text:p>00:18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6]+[.K77]*[.J77]" office:value-type="float" office:value="902">
            <text:p>90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77">
            <text:p>77</text:p>
          </table:table-cell>
          <table:table-cell table:style-name="ce7" office:value-type="time" office:time-value="PT00H19M00S">
            <text:p>00:19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7]+[.K78]*[.J78]" office:value-type="float" office:value="920">
            <text:p>92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table:style-name="ce7" office:value-type="time" office:time-value="PT00H19M15S">
            <text:p>00:19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8]+[.K79]*[.J79]" office:value-type="float" office:value="938">
            <text:p>93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table:style-name="ce7" office:value-type="time" office:time-value="PT00H19M30S">
            <text:p>00:19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79]+[.K80]*[.J80]" office:value-type="float" office:value="956">
            <text:p>95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80">
            <text:p>80</text:p>
          </table:table-cell>
          <table:table-cell table:style-name="ce7" office:value-type="time" office:time-value="PT00H19M45S">
            <text:p>00:19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0]+[.K81]*[.J81]" office:value-type="float" office:value="974">
            <text:p>97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81">
            <text:p>81</text:p>
          </table:table-cell>
          <table:table-cell table:style-name="ce7" office:value-type="time" office:time-value="PT00H20M00S">
            <text:p>00:20:00</text:p>
          </table:table-cell>
          <table:table-cell office:value-type="string">
            <text:p>WAVE 5</text:p>
          </table:table-cell>
          <table:table-cell table:number-columns-repeated="2"/>
          <table:table-cell table:formula="of:=[.F66]+10+5*([.G82]-1)"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H81]+[.K82]*[.J82]" office:value-type="float" office:value="992">
            <text:p>99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82">
            <text:p>82</text:p>
          </table:table-cell>
          <table:table-cell table:style-name="ce7" office:value-type="time" office:time-value="PT00H20M15S">
            <text:p>00:20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2]+[.K83]*[.J83]" office:value-type="float" office:value="1010">
            <text:p>101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83">
            <text:p>83</text:p>
          </table:table-cell>
          <table:table-cell table:style-name="ce7" office:value-type="time" office:time-value="PT00H20M30S">
            <text:p>00:20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3]+[.K84]*[.J84]" office:value-type="float" office:value="1028">
            <text:p>102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84">
            <text:p>84</text:p>
          </table:table-cell>
          <table:table-cell table:style-name="ce7" office:value-type="time" office:time-value="PT00H20M45S">
            <text:p>00:20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4]+[.K85]*[.J85]" office:value-type="float" office:value="1046">
            <text:p>104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9" office:value-type="time" office:time-value="PT00H21M00S">
            <text:p>00:21:00</text:p>
          </table:table-cell>
          <table:table-cell table:style-name="ce2"/>
          <table:table-cell table:style-name="ce2" office:value-type="string">
            <text:p>DRAGON 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[.H85]+[.K86]*[.J86]" office:value-type="float" office:value="1064">
            <text:p>1064</text:p>
          </table:table-cell>
          <table:table-cell table:style-name="ce2"/>
          <table:table-cell table:style-name="ce2" table:formula="of:=9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3"/>
        </table:table-row>
        <table:table-row table:style-name="ro2">
          <table:table-cell office:value-type="float" office:value="86">
            <text:p>86</text:p>
          </table:table-cell>
          <table:table-cell table:style-name="ce7" office:value-type="time" office:time-value="PT00H21M15S">
            <text:p>00:21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6]+[.K87]*[.J87]" office:value-type="float" office:value="1082">
            <text:p>108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87">
            <text:p>87</text:p>
          </table:table-cell>
          <table:table-cell table:style-name="ce7" office:value-type="time" office:time-value="PT00H21M30S">
            <text:p>00:21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7]+[.K88]*[.J88]" office:value-type="float" office:value="1100">
            <text:p>110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88">
            <text:p>88</text:p>
          </table:table-cell>
          <table:table-cell table:style-name="ce7" office:value-type="time" office:time-value="PT00H21M45S">
            <text:p>00:21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88]+[.K89]*[.J89]" office:value-type="float" office:value="1118">
            <text:p>111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ARENA 89</text:p>
          </table:table-cell>
          <table:table-cell table:style-name="ce12" office:value-type="time" office:time-value="PT00H22M00S">
            <text:p>00:22:00</text:p>
          </table:table-cell>
          <table:table-cell table:style-name="ce5" table:number-columns-repeated="4"/>
          <table:table-cell table:style-name="ce5" office:value-type="float" office:value="1">
            <text:p>1</text:p>
          </table:table-cell>
          <table:table-cell table:style-name="ce5" table:formula="of:=[.H89]+[.K90]*[.J90]" office:value-type="float" office:value="1136">
            <text:p>1136</text:p>
          </table:table-cell>
          <table:table-cell table:style-name="ce5"/>
          <table:table-cell table:style-name="ce5" table:formula="of:=9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3"/>
        </table:table-row>
        <table:table-row table:style-name="ro2">
          <table:table-cell office:value-type="float" office:value="90">
            <text:p>90</text:p>
          </table:table-cell>
          <table:table-cell table:style-name="ce7" office:value-type="time" office:time-value="PT00H22M15S">
            <text:p>00:22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0]+[.K91]*[.J91]" office:value-type="float" office:value="1154">
            <text:p>115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11" office:value-type="time" office:time-value="PT00H22M30S">
            <text:p>00:22:30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91]+[.K92]*[.J92]" office:value-type="float" office:value="1172">
            <text:p>1172</text:p>
          </table:table-cell>
          <table:table-cell table:style-name="ce4"/>
          <table:table-cell table:style-name="ce4" table:formula="of:=9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13"/>
        </table:table-row>
        <table:table-row table:style-name="ro2">
          <table:table-cell office:value-type="float" office:value="92">
            <text:p>92</text:p>
          </table:table-cell>
          <table:table-cell table:style-name="ce7" office:value-type="time" office:time-value="PT00H22M45S">
            <text:p>00:22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2]+[.K93]*[.J93]" office:value-type="float" office:value="1190">
            <text:p>119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93">
            <text:p>93</text:p>
          </table:table-cell>
          <table:table-cell table:style-name="ce7" office:value-type="time" office:time-value="PT00H23M00S">
            <text:p>00:23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3]+[.K94]*[.J94]" office:value-type="float" office:value="1208">
            <text:p>120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13" office:value-type="time" office:time-value="PT00H23M15S">
            <text:p>00:23:15</text:p>
          </table:table-cell>
          <table:table-cell table:style-name="ce6"/>
          <table:table-cell table:style-name="ce6" office:value-type="string">
            <text:p>LEVEL 5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 table:formula="of:=[.H94]+[.K95]*[.J95]" office:value-type="float" office:value="1226">
            <text:p>1226</text:p>
          </table:table-cell>
          <table:table-cell table:style-name="ce6"/>
          <table:table-cell table:style-name="ce6" table:formula="of:=3+3+3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table:number-columns-repeated="1013"/>
        </table:table-row>
        <table:table-row table:style-name="ro2">
          <table:table-cell office:value-type="float" office:value="95">
            <text:p>95</text:p>
          </table:table-cell>
          <table:table-cell table:style-name="ce7" office:value-type="time" office:time-value="PT00H23M30S">
            <text:p>00:23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5]+[.K96]*[.J96]" office:value-type="float" office:value="1244">
            <text:p>124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96">
            <text:p>96</text:p>
          </table:table-cell>
          <table:table-cell table:style-name="ce7" office:value-type="time" office:time-value="PT00H23M45S">
            <text:p>00:23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6]+[.K97]*[.J97]" office:value-type="float" office:value="1262">
            <text:p>126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97">
            <text:p>97</text:p>
          </table:table-cell>
          <table:table-cell table:style-name="ce7" office:value-type="time" office:time-value="PT00H24M00S">
            <text:p>00:24:00</text:p>
          </table:table-cell>
          <table:table-cell office:value-type="string">
            <text:p>WAVE 6</text:p>
          </table:table-cell>
          <table:table-cell table:number-columns-repeated="2"/>
          <table:table-cell table:formula="of:=[.F82]+10+5*([.G98]-1)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H97]+[.K98]*[.J98]" office:value-type="float" office:value="1280">
            <text:p>128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98">
            <text:p>98</text:p>
          </table:table-cell>
          <table:table-cell table:style-name="ce7" office:value-type="time" office:time-value="PT00H24M15S">
            <text:p>00:24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8]+[.K99]*[.J99]" office:value-type="float" office:value="1298">
            <text:p>129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99">
            <text:p>99</text:p>
          </table:table-cell>
          <table:table-cell table:style-name="ce7" office:value-type="time" office:time-value="PT00H24M30S">
            <text:p>00:24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99]+[.K100]*[.J100]" office:value-type="float" office:value="1316">
            <text:p>131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table:style-name="ce7" office:value-type="time" office:time-value="PT00H24M45S">
            <text:p>00:24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0]+[.K101]*[.J101]" office:value-type="float" office:value="1334">
            <text:p>133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10" office:value-type="time" office:time-value="PT00H25M00S">
            <text:p>00:25:0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formula="of:=[.H101]+[.K102]*[.J102]" office:value-type="float" office:value="1352">
            <text:p>1352</text:p>
          </table:table-cell>
          <table:table-cell table:style-name="ce3"/>
          <table:table-cell table:style-name="ce3" table:formula="of:=9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3"/>
        </table:table-row>
        <table:table-row table:style-name="ro2">
          <table:table-cell office:value-type="float" office:value="102">
            <text:p>102</text:p>
          </table:table-cell>
          <table:table-cell table:style-name="ce7" office:value-type="time" office:time-value="PT00H25M15S">
            <text:p>00:25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2]+[.K103]*[.J103]" office:value-type="float" office:value="1370">
            <text:p>137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table:style-name="ce7" office:value-type="time" office:time-value="PT00H25M30S">
            <text:p>00:25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3]+[.K104]*[.J104]" office:value-type="float" office:value="1388">
            <text:p>138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04">
            <text:p>104</text:p>
          </table:table-cell>
          <table:table-cell table:style-name="ce7" office:value-type="time" office:time-value="PT00H25M45S">
            <text:p>00:25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4]+[.K105]*[.J105]" office:value-type="float" office:value="1406">
            <text:p>140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05">
            <text:p>105</text:p>
          </table:table-cell>
          <table:table-cell table:style-name="ce7" office:value-type="time" office:time-value="PT00H26M00S">
            <text:p>00:26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5]+[.K106]*[.J106]" office:value-type="float" office:value="1424">
            <text:p>142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table:style-name="ce7" office:value-type="time" office:time-value="PT00H26M15S">
            <text:p>00:26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6]+[.K107]*[.J107]" office:value-type="float" office:value="1442">
            <text:p>144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07">
            <text:p>107</text:p>
          </table:table-cell>
          <table:table-cell table:style-name="ce7" office:value-type="time" office:time-value="PT00H26M30S">
            <text:p>00:26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7]+[.K108]*[.J108]" office:value-type="float" office:value="1460">
            <text:p>146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08">
            <text:p>108</text:p>
          </table:table-cell>
          <table:table-cell table:style-name="ce7" office:value-type="time" office:time-value="PT00H26M45S">
            <text:p>00:26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08]+[.K109]*[.J109]" office:value-type="float" office:value="1478">
            <text:p>147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9" office:value-type="time" office:time-value="PT00H27M00S">
            <text:p>00:27:00</text:p>
          </table:table-cell>
          <table:table-cell table:style-name="ce2"/>
          <table:table-cell table:style-name="ce2" office:value-type="string">
            <text:p>DRAGON 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[.H109]+[.K110]*[.J110]" office:value-type="float" office:value="1496">
            <text:p>1496</text:p>
          </table:table-cell>
          <table:table-cell table:style-name="ce2"/>
          <table:table-cell table:style-name="ce2" table:formula="of:=9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3"/>
        </table:table-row>
        <table:table-row table:style-name="ro2">
          <table:table-cell office:value-type="float" office:value="110">
            <text:p>110</text:p>
          </table:table-cell>
          <table:table-cell table:style-name="ce7" office:value-type="time" office:time-value="PT00H27M15S">
            <text:p>00:27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0]+[.K111]*[.J111]" office:value-type="float" office:value="1514">
            <text:p>151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1">
            <text:p>111</text:p>
          </table:table-cell>
          <table:table-cell table:style-name="ce7" office:value-type="time" office:time-value="PT00H27M30S">
            <text:p>00:27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1]+[.K112]*[.J112]" office:value-type="float" office:value="1532">
            <text:p>153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2">
            <text:p>112</text:p>
          </table:table-cell>
          <table:table-cell table:style-name="ce7" office:value-type="time" office:time-value="PT00H27M45S">
            <text:p>00:27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2]+[.K113]*[.J113]" office:value-type="float" office:value="1550">
            <text:p>155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3">
            <text:p>113</text:p>
          </table:table-cell>
          <table:table-cell table:style-name="ce7" office:value-type="time" office:time-value="PT00H28M00S">
            <text:p>00:28:00</text:p>
          </table:table-cell>
          <table:table-cell office:value-type="string">
            <text:p>WAVE 7</text:p>
          </table:table-cell>
          <table:table-cell table:number-columns-repeated="2"/>
          <table:table-cell table:formula="of:=[.F98]+10+5*([.G114]-1)"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H113]+[.K114]*[.J114]" office:value-type="float" office:value="1568">
            <text:p>156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4">
            <text:p>114</text:p>
          </table:table-cell>
          <table:table-cell table:style-name="ce7" office:value-type="time" office:time-value="PT00H28M15S">
            <text:p>00:28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4]+[.K115]*[.J115]" office:value-type="float" office:value="1586">
            <text:p>158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5">
            <text:p>115</text:p>
          </table:table-cell>
          <table:table-cell table:style-name="ce7" office:value-type="time" office:time-value="PT00H28M30S">
            <text:p>00:28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5]+[.K116]*[.J116]" office:value-type="float" office:value="1604">
            <text:p>160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6">
            <text:p>116</text:p>
          </table:table-cell>
          <table:table-cell table:style-name="ce7" office:value-type="time" office:time-value="PT00H28M45S">
            <text:p>00:28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6]+[.K117]*[.J117]" office:value-type="float" office:value="1622">
            <text:p>162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7">
            <text:p>117</text:p>
          </table:table-cell>
          <table:table-cell table:style-name="ce7" office:value-type="time" office:time-value="PT00H29M00S">
            <text:p>00:29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7]+[.K118]*[.J118]" office:value-type="float" office:value="1640">
            <text:p>164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8">
            <text:p>118</text:p>
          </table:table-cell>
          <table:table-cell table:style-name="ce7" office:value-type="time" office:time-value="PT00H29M15S">
            <text:p>00:29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8]+[.K119]*[.J119]" office:value-type="float" office:value="1658">
            <text:p>165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19">
            <text:p>119</text:p>
          </table:table-cell>
          <table:table-cell table:style-name="ce7" office:value-type="time" office:time-value="PT00H29M30S">
            <text:p>00:29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19]+[.K120]*[.J120]" office:value-type="float" office:value="1676">
            <text:p>167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0">
            <text:p>120</text:p>
          </table:table-cell>
          <table:table-cell table:style-name="ce7" office:value-type="time" office:time-value="PT00H29M45S">
            <text:p>00:29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0]+[.K121]*[.J121]" office:value-type="float" office:value="1694">
            <text:p>169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float" office:value="121">
            <text:p>121</text:p>
          </table:table-cell>
          <table:table-cell table:style-name="ce10" office:value-type="time" office:time-value="PT00H30M00S">
            <text:p>00:30:0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formula="of:=[.H121]+[.K122]*[.J122]" office:value-type="float" office:value="1712">
            <text:p>1712</text:p>
          </table:table-cell>
          <table:table-cell table:style-name="ce3"/>
          <table:table-cell table:style-name="ce3" table:formula="of:=9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3"/>
        </table:table-row>
        <table:table-row table:style-name="ro2">
          <table:table-cell office:value-type="float" office:value="122">
            <text:p>122</text:p>
          </table:table-cell>
          <table:table-cell table:style-name="ce7" office:value-type="time" office:time-value="PT00H30M15S">
            <text:p>00:30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2]+[.K123]*[.J123]" office:value-type="float" office:value="1730">
            <text:p>173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3">
            <text:p>123</text:p>
          </table:table-cell>
          <table:table-cell table:style-name="ce7" office:value-type="time" office:time-value="PT00H30M30S">
            <text:p>00:30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3]+[.K124]*[.J124]" office:value-type="float" office:value="1748">
            <text:p>174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4">
            <text:p>124</text:p>
          </table:table-cell>
          <table:table-cell table:style-name="ce7" office:value-type="time" office:time-value="PT00H30M45S">
            <text:p>00:30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4]+[.K125]*[.J125]" office:value-type="float" office:value="1766">
            <text:p>176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5">
            <text:p>125</text:p>
          </table:table-cell>
          <table:table-cell table:style-name="ce7" office:value-type="time" office:time-value="PT00H31M00S">
            <text:p>00:31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5]+[.K126]*[.J126]" office:value-type="float" office:value="1784">
            <text:p>178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6">
            <text:p>126</text:p>
          </table:table-cell>
          <table:table-cell table:style-name="ce7" office:value-type="time" office:time-value="PT00H31M15S">
            <text:p>00:31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6]+[.K127]*[.J127]" office:value-type="float" office:value="1802">
            <text:p>180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7">
            <text:p>127</text:p>
          </table:table-cell>
          <table:table-cell table:style-name="ce7" office:value-type="time" office:time-value="PT00H31M30S">
            <text:p>00:31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7]+[.K128]*[.J128]" office:value-type="float" office:value="1820">
            <text:p>182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8">
            <text:p>128</text:p>
          </table:table-cell>
          <table:table-cell table:style-name="ce7" office:value-type="time" office:time-value="PT00H31M45S">
            <text:p>00:31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28]+[.K129]*[.J129]" office:value-type="float" office:value="1838">
            <text:p>183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29">
            <text:p>129</text:p>
          </table:table-cell>
          <table:table-cell table:style-name="ce7" office:value-type="time" office:time-value="PT00H32M00S">
            <text:p>00:32:00</text:p>
          </table:table-cell>
          <table:table-cell office:value-type="string">
            <text:p>WAVE 8</text:p>
          </table:table-cell>
          <table:table-cell table:number-columns-repeated="2"/>
          <table:table-cell table:formula="of:=[.F114]+10+5*([.G130]-1)"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H129]+[.K130]*[.J130]" office:value-type="float" office:value="1856">
            <text:p>185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0">
            <text:p>130</text:p>
          </table:table-cell>
          <table:table-cell table:style-name="ce7" office:value-type="time" office:time-value="PT00H32M15S">
            <text:p>00:32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0]+[.K131]*[.J131]" office:value-type="float" office:value="1874">
            <text:p>187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1">
            <text:p>131</text:p>
          </table:table-cell>
          <table:table-cell table:style-name="ce7" office:value-type="time" office:time-value="PT00H32M30S">
            <text:p>00:32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1]+[.K132]*[.J132]" office:value-type="float" office:value="1892">
            <text:p>189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2">
            <text:p>132</text:p>
          </table:table-cell>
          <table:table-cell table:style-name="ce7" office:value-type="time" office:time-value="PT00H32M45S">
            <text:p>00:32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2]+[.K133]*[.J133]" office:value-type="float" office:value="1910">
            <text:p>191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3">
            <text:p>133</text:p>
          </table:table-cell>
          <table:table-cell table:style-name="ce7" office:value-type="time" office:time-value="PT00H33M00S">
            <text:p>00:33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3]+[.K134]*[.J134]" office:value-type="float" office:value="1928">
            <text:p>192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4">
            <text:p>134</text:p>
          </table:table-cell>
          <table:table-cell table:style-name="ce7" office:value-type="time" office:time-value="PT00H33M15S">
            <text:p>00:33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4]+[.K135]*[.J135]" office:value-type="float" office:value="1946">
            <text:p>194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5">
            <text:p>135</text:p>
          </table:table-cell>
          <table:table-cell table:style-name="ce7" office:value-type="time" office:time-value="PT00H33M30S">
            <text:p>00:33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5]+[.K136]*[.J136]" office:value-type="float" office:value="1964">
            <text:p>196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6">
            <text:p>136</text:p>
          </table:table-cell>
          <table:table-cell table:style-name="ce7" office:value-type="time" office:time-value="PT00H33M45S">
            <text:p>00:33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6]+[.K137]*[.J137]" office:value-type="float" office:value="1982">
            <text:p>198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7">
            <text:p>137</text:p>
          </table:table-cell>
          <table:table-cell table:style-name="ce7" office:value-type="time" office:time-value="PT00H34M00S">
            <text:p>00:34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7]+[.K138]*[.J138]" office:value-type="float" office:value="2000">
            <text:p>200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8">
            <text:p>138</text:p>
          </table:table-cell>
          <table:table-cell table:style-name="ce7" office:value-type="time" office:time-value="PT00H34M15S">
            <text:p>00:34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8]+[.K139]*[.J139]" office:value-type="float" office:value="2018">
            <text:p>201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39">
            <text:p>139</text:p>
          </table:table-cell>
          <table:table-cell table:style-name="ce7" office:value-type="time" office:time-value="PT00H34M30S">
            <text:p>00:34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39]+[.K140]*[.J140]" office:value-type="float" office:value="2036">
            <text:p>203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0">
            <text:p>140</text:p>
          </table:table-cell>
          <table:table-cell table:style-name="ce7" office:value-type="time" office:time-value="PT00H34M45S">
            <text:p>00:34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0]+[.K141]*[.J141]" office:value-type="float" office:value="2054">
            <text:p>205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1">
            <text:p>141</text:p>
          </table:table-cell>
          <table:table-cell table:style-name="ce7" office:value-type="time" office:time-value="PT00H35M00S">
            <text:p>00:35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1]+[.K142]*[.J142]" office:value-type="float" office:value="2072">
            <text:p>207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2">
            <text:p>142</text:p>
          </table:table-cell>
          <table:table-cell table:style-name="ce7" office:value-type="time" office:time-value="PT00H35M15S">
            <text:p>00:35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2]+[.K143]*[.J143]" office:value-type="float" office:value="2090">
            <text:p>209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3">
            <text:p>143</text:p>
          </table:table-cell>
          <table:table-cell table:style-name="ce7" office:value-type="time" office:time-value="PT00H35M30S">
            <text:p>00:35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3]+[.K144]*[.J144]" office:value-type="float" office:value="2108">
            <text:p>210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4">
            <text:p>144</text:p>
          </table:table-cell>
          <table:table-cell table:style-name="ce7" office:value-type="time" office:time-value="PT00H35M45S">
            <text:p>00:35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4]+[.K145]*[.J145]" office:value-type="float" office:value="2126">
            <text:p>212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5">
            <text:p>145</text:p>
          </table:table-cell>
          <table:table-cell table:style-name="ce7" office:value-type="time" office:time-value="PT00H36M00S">
            <text:p>00:36:00</text:p>
          </table:table-cell>
          <table:table-cell office:value-type="string">
            <text:p>WAVE 9</text:p>
          </table:table-cell>
          <table:table-cell table:number-columns-repeated="2"/>
          <table:table-cell table:formula="of:=[.F130]+10+5*([.G146]-1)"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H145]+[.K146]*[.J146]" office:value-type="float" office:value="2144">
            <text:p>214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6">
            <text:p>146</text:p>
          </table:table-cell>
          <table:table-cell table:style-name="ce7" office:value-type="time" office:time-value="PT00H36M15S">
            <text:p>00:36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6]+[.K147]*[.J147]" office:value-type="float" office:value="2162">
            <text:p>216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7">
            <text:p>147</text:p>
          </table:table-cell>
          <table:table-cell table:style-name="ce7" office:value-type="time" office:time-value="PT00H36M30S">
            <text:p>00:36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7]+[.K148]*[.J148]" office:value-type="float" office:value="2180">
            <text:p>218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8">
            <text:p>148</text:p>
          </table:table-cell>
          <table:table-cell table:style-name="ce7" office:value-type="time" office:time-value="PT00H36M45S">
            <text:p>00:36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8]+[.K149]*[.J149]" office:value-type="float" office:value="2198">
            <text:p>219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49">
            <text:p>149</text:p>
          </table:table-cell>
          <table:table-cell table:style-name="ce7" office:value-type="time" office:time-value="PT00H37M00S">
            <text:p>00:37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49]+[.K150]*[.J150]" office:value-type="float" office:value="2216">
            <text:p>221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0">
            <text:p>150</text:p>
          </table:table-cell>
          <table:table-cell table:style-name="ce7" office:value-type="time" office:time-value="PT00H37M15S">
            <text:p>00:37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0]+[.K151]*[.J151]" office:value-type="float" office:value="2234">
            <text:p>223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1">
            <text:p>151</text:p>
          </table:table-cell>
          <table:table-cell table:style-name="ce7" office:value-type="time" office:time-value="PT00H37M30S">
            <text:p>00:37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1]+[.K152]*[.J152]" office:value-type="float" office:value="2252">
            <text:p>225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2">
            <text:p>152</text:p>
          </table:table-cell>
          <table:table-cell table:style-name="ce7" office:value-type="time" office:time-value="PT00H37M45S">
            <text:p>00:37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2]+[.K153]*[.J153]" office:value-type="float" office:value="2270">
            <text:p>227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3">
            <text:p>153</text:p>
          </table:table-cell>
          <table:table-cell table:style-name="ce7" office:value-type="time" office:time-value="PT00H38M00S">
            <text:p>00:38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3]+[.K154]*[.J154]" office:value-type="float" office:value="2288">
            <text:p>228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4">
            <text:p>154</text:p>
          </table:table-cell>
          <table:table-cell table:style-name="ce7" office:value-type="time" office:time-value="PT00H38M15S">
            <text:p>00:38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4]+[.K155]*[.J155]" office:value-type="float" office:value="2306">
            <text:p>230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5">
            <text:p>155</text:p>
          </table:table-cell>
          <table:table-cell table:style-name="ce7" office:value-type="time" office:time-value="PT00H38M30S">
            <text:p>00:38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5]+[.K156]*[.J156]" office:value-type="float" office:value="2324">
            <text:p>232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6">
            <text:p>156</text:p>
          </table:table-cell>
          <table:table-cell table:style-name="ce7" office:value-type="time" office:time-value="PT00H38M45S">
            <text:p>00:38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6]+[.K157]*[.J157]" office:value-type="float" office:value="2342">
            <text:p>234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7">
            <text:p>157</text:p>
          </table:table-cell>
          <table:table-cell table:style-name="ce7" office:value-type="time" office:time-value="PT00H39M00S">
            <text:p>00:39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7]+[.K158]*[.J158]" office:value-type="float" office:value="2360">
            <text:p>236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8">
            <text:p>158</text:p>
          </table:table-cell>
          <table:table-cell table:style-name="ce7" office:value-type="time" office:time-value="PT00H39M15S">
            <text:p>00:39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8]+[.K159]*[.J159]" office:value-type="float" office:value="2378">
            <text:p>237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59">
            <text:p>159</text:p>
          </table:table-cell>
          <table:table-cell table:style-name="ce7" office:value-type="time" office:time-value="PT00H39M30S">
            <text:p>00:39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59]+[.K160]*[.J160]" office:value-type="float" office:value="2396">
            <text:p>239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0">
            <text:p>160</text:p>
          </table:table-cell>
          <table:table-cell table:style-name="ce7" office:value-type="time" office:time-value="PT00H39M45S">
            <text:p>00:39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0]+[.K161]*[.J161]" office:value-type="float" office:value="2414">
            <text:p>241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1">
            <text:p>161</text:p>
          </table:table-cell>
          <table:table-cell table:style-name="ce7" office:value-type="time" office:time-value="PT00H40M00S">
            <text:p>00:40:00</text:p>
          </table:table-cell>
          <table:table-cell office:value-type="string">
            <text:p>WAVE 10</text:p>
          </table:table-cell>
          <table:table-cell table:number-columns-repeated="2"/>
          <table:table-cell table:formula="of:=[.F146]+10+5*([.G162]-1)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H161]+[.K162]*[.J162]" office:value-type="float" office:value="2432">
            <text:p>243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2">
            <text:p>162</text:p>
          </table:table-cell>
          <table:table-cell table:style-name="ce7" office:value-type="time" office:time-value="PT00H40M15S">
            <text:p>00:40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2]+[.K163]*[.J163]" office:value-type="float" office:value="2450">
            <text:p>245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3">
            <text:p>163</text:p>
          </table:table-cell>
          <table:table-cell table:style-name="ce7" office:value-type="time" office:time-value="PT00H40M30S">
            <text:p>00:40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3]+[.K164]*[.J164]" office:value-type="float" office:value="2468">
            <text:p>246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4">
            <text:p>164</text:p>
          </table:table-cell>
          <table:table-cell table:style-name="ce7" office:value-type="time" office:time-value="PT00H40M45S">
            <text:p>00:40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4]+[.K165]*[.J165]" office:value-type="float" office:value="2486">
            <text:p>248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5">
            <text:p>165</text:p>
          </table:table-cell>
          <table:table-cell table:style-name="ce7" office:value-type="time" office:time-value="PT00H41M00S">
            <text:p>00:41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5]+[.K166]*[.J166]" office:value-type="float" office:value="2504">
            <text:p>250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6">
            <text:p>166</text:p>
          </table:table-cell>
          <table:table-cell table:style-name="ce7" office:value-type="time" office:time-value="PT00H41M15S">
            <text:p>00:41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6]+[.K167]*[.J167]" office:value-type="float" office:value="2522">
            <text:p>252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7">
            <text:p>167</text:p>
          </table:table-cell>
          <table:table-cell table:style-name="ce7" office:value-type="time" office:time-value="PT00H41M30S">
            <text:p>00:41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7]+[.K168]*[.J168]" office:value-type="float" office:value="2540">
            <text:p>254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8">
            <text:p>168</text:p>
          </table:table-cell>
          <table:table-cell table:style-name="ce7" office:value-type="time" office:time-value="PT00H41M45S">
            <text:p>00:41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8]+[.K169]*[.J169]" office:value-type="float" office:value="2558">
            <text:p>255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69">
            <text:p>169</text:p>
          </table:table-cell>
          <table:table-cell table:style-name="ce7" office:value-type="time" office:time-value="PT00H42M00S">
            <text:p>00:42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69]+[.K170]*[.J170]" office:value-type="float" office:value="2576">
            <text:p>257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0">
            <text:p>170</text:p>
          </table:table-cell>
          <table:table-cell table:style-name="ce7" office:value-type="time" office:time-value="PT00H42M15S">
            <text:p>00:42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0]+[.K171]*[.J171]" office:value-type="float" office:value="2594">
            <text:p>259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1">
            <text:p>171</text:p>
          </table:table-cell>
          <table:table-cell table:style-name="ce7" office:value-type="time" office:time-value="PT00H42M30S">
            <text:p>00:42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1]+[.K172]*[.J172]" office:value-type="float" office:value="2612">
            <text:p>261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2">
            <text:p>172</text:p>
          </table:table-cell>
          <table:table-cell table:style-name="ce7" office:value-type="time" office:time-value="PT00H42M45S">
            <text:p>00:42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2]+[.K173]*[.J173]" office:value-type="float" office:value="2630">
            <text:p>263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3">
            <text:p>173</text:p>
          </table:table-cell>
          <table:table-cell table:style-name="ce7" office:value-type="time" office:time-value="PT00H43M00S">
            <text:p>00:43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3]+[.K174]*[.J174]" office:value-type="float" office:value="2648">
            <text:p>264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4">
            <text:p>174</text:p>
          </table:table-cell>
          <table:table-cell table:style-name="ce7" office:value-type="time" office:time-value="PT00H43M15S">
            <text:p>00:43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4]+[.K175]*[.J175]" office:value-type="float" office:value="2666">
            <text:p>266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5">
            <text:p>175</text:p>
          </table:table-cell>
          <table:table-cell table:style-name="ce7" office:value-type="time" office:time-value="PT00H43M30S">
            <text:p>00:43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5]+[.K176]*[.J176]" office:value-type="float" office:value="2684">
            <text:p>268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6">
            <text:p>176</text:p>
          </table:table-cell>
          <table:table-cell table:style-name="ce7" office:value-type="time" office:time-value="PT00H43M45S">
            <text:p>00:43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6]+[.K177]*[.J177]" office:value-type="float" office:value="2702">
            <text:p>270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7">
            <text:p>177</text:p>
          </table:table-cell>
          <table:table-cell table:style-name="ce7" office:value-type="time" office:time-value="PT00H44M00S">
            <text:p>00:44:00</text:p>
          </table:table-cell>
          <table:table-cell office:value-type="string">
            <text:p>WAVE 11</text:p>
          </table:table-cell>
          <table:table-cell table:number-columns-repeated="2"/>
          <table:table-cell table:formula="of:=[.F162]+10+5*([.G178]-1)"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[.H177]+[.K178]*[.J178]" office:value-type="float" office:value="2720">
            <text:p>272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8">
            <text:p>178</text:p>
          </table:table-cell>
          <table:table-cell table:style-name="ce7" office:value-type="time" office:time-value="PT00H44M15S">
            <text:p>00:44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8]+[.K179]*[.J179]" office:value-type="float" office:value="2738">
            <text:p>273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79">
            <text:p>179</text:p>
          </table:table-cell>
          <table:table-cell table:style-name="ce7" office:value-type="time" office:time-value="PT00H44M30S">
            <text:p>00:44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79]+[.K180]*[.J180]" office:value-type="float" office:value="2756">
            <text:p>275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0">
            <text:p>180</text:p>
          </table:table-cell>
          <table:table-cell table:style-name="ce7" office:value-type="time" office:time-value="PT00H44M45S">
            <text:p>00:44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0]+[.K181]*[.J181]" office:value-type="float" office:value="2774">
            <text:p>277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1">
            <text:p>181</text:p>
          </table:table-cell>
          <table:table-cell table:style-name="ce7" office:value-type="time" office:time-value="PT00H45M00S">
            <text:p>00:45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1]+[.K182]*[.J182]" office:value-type="float" office:value="2792">
            <text:p>279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2">
            <text:p>182</text:p>
          </table:table-cell>
          <table:table-cell table:style-name="ce7" office:value-type="time" office:time-value="PT00H45M15S">
            <text:p>00:45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2]+[.K183]*[.J183]" office:value-type="float" office:value="2810">
            <text:p>281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3">
            <text:p>183</text:p>
          </table:table-cell>
          <table:table-cell table:style-name="ce7" office:value-type="time" office:time-value="PT00H45M30S">
            <text:p>00:45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3]+[.K184]*[.J184]" office:value-type="float" office:value="2828">
            <text:p>282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4">
            <text:p>184</text:p>
          </table:table-cell>
          <table:table-cell table:style-name="ce7" office:value-type="time" office:time-value="PT00H45M45S">
            <text:p>00:45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4]+[.K185]*[.J185]" office:value-type="float" office:value="2846">
            <text:p>284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5">
            <text:p>185</text:p>
          </table:table-cell>
          <table:table-cell table:style-name="ce7" office:value-type="time" office:time-value="PT00H46M00S">
            <text:p>00:46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5]+[.K186]*[.J186]" office:value-type="float" office:value="2864">
            <text:p>286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6">
            <text:p>186</text:p>
          </table:table-cell>
          <table:table-cell table:style-name="ce7" office:value-type="time" office:time-value="PT00H46M15S">
            <text:p>00:46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6]+[.K187]*[.J187]" office:value-type="float" office:value="2882">
            <text:p>288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7">
            <text:p>187</text:p>
          </table:table-cell>
          <table:table-cell table:style-name="ce7" office:value-type="time" office:time-value="PT00H46M30S">
            <text:p>00:46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7]+[.K188]*[.J188]" office:value-type="float" office:value="2900">
            <text:p>290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8">
            <text:p>188</text:p>
          </table:table-cell>
          <table:table-cell table:style-name="ce7" office:value-type="time" office:time-value="PT00H46M45S">
            <text:p>00:46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8]+[.K189]*[.J189]" office:value-type="float" office:value="2918">
            <text:p>291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89">
            <text:p>189</text:p>
          </table:table-cell>
          <table:table-cell table:style-name="ce7" office:value-type="time" office:time-value="PT00H47M00S">
            <text:p>00:47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89]+[.K190]*[.J190]" office:value-type="float" office:value="2936">
            <text:p>293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0">
            <text:p>190</text:p>
          </table:table-cell>
          <table:table-cell table:style-name="ce7" office:value-type="time" office:time-value="PT00H47M15S">
            <text:p>00:47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0]+[.K191]*[.J191]" office:value-type="float" office:value="2954">
            <text:p>295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1">
            <text:p>191</text:p>
          </table:table-cell>
          <table:table-cell table:style-name="ce7" office:value-type="time" office:time-value="PT00H47M30S">
            <text:p>00:47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1]+[.K192]*[.J192]" office:value-type="float" office:value="2972">
            <text:p>297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2">
            <text:p>192</text:p>
          </table:table-cell>
          <table:table-cell table:style-name="ce7" office:value-type="time" office:time-value="PT00H47M45S">
            <text:p>00:47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2]+[.K193]*[.J193]" office:value-type="float" office:value="2990">
            <text:p>2990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3">
            <text:p>193</text:p>
          </table:table-cell>
          <table:table-cell table:style-name="ce7" office:value-type="time" office:time-value="PT00H48M00S">
            <text:p>00:48:00</text:p>
          </table:table-cell>
          <table:table-cell office:value-type="string">
            <text:p>WAVE 12</text:p>
          </table:table-cell>
          <table:table-cell table:number-columns-repeated="2"/>
          <table:table-cell table:formula="of:=[.F178]+10+5*([.G194]-1)"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[.H193]+[.K194]*[.J194]" office:value-type="float" office:value="3008">
            <text:p>3008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4">
            <text:p>194</text:p>
          </table:table-cell>
          <table:table-cell table:style-name="ce7" office:value-type="time" office:time-value="PT00H48M15S">
            <text:p>00:48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4]+[.K195]*[.J195]" office:value-type="float" office:value="3026">
            <text:p>3026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5">
            <text:p>195</text:p>
          </table:table-cell>
          <table:table-cell table:style-name="ce7" office:value-type="time" office:time-value="PT00H48M30S">
            <text:p>00:48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5]+[.K196]*[.J196]" office:value-type="float" office:value="3044">
            <text:p>3044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6">
            <text:p>196</text:p>
          </table:table-cell>
          <table:table-cell table:style-name="ce7" office:value-type="time" office:time-value="PT00H48M45S">
            <text:p>00:48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6]+[.K197]*[.J197]" office:value-type="float" office:value="3062">
            <text:p>3062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7">
            <text:p>197</text:p>
          </table:table-cell>
          <table:table-cell table:style-name="ce7" office:value-type="time" office:time-value="PT00H49M00S">
            <text:p>00:49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7]+[.K198]*[.J198]" office:value-type="float" office:value="3080">
            <text:p>3080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8">
            <text:p>198</text:p>
          </table:table-cell>
          <table:table-cell table:style-name="ce7" office:value-type="time" office:time-value="PT00H49M15S">
            <text:p>00:49:1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8]+[.K199]*[.J199]" office:value-type="float" office:value="3098">
            <text:p>3098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199">
            <text:p>199</text:p>
          </table:table-cell>
          <table:table-cell table:style-name="ce7" office:value-type="time" office:time-value="PT00H49M30S">
            <text:p>00:49:3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199]+[.K200]*[.J200]" office:value-type="float" office:value="3116">
            <text:p>3116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table:style-name="ce7" office:value-type="time" office:time-value="PT00H49M45S">
            <text:p>00:49:4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00]+[.K201]*[.J201]" office:value-type="float" office:value="3134">
            <text:p>3134</text:p>
          </table:table-cell>
          <table:table-cell/>
          <table:table-cell table:formula="of:=3+3+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201">
            <text:p>201</text:p>
          </table:table-cell>
          <table:table-cell table:style-name="ce7" office:value-type="time" office:time-value="PT00H50M00S">
            <text:p>00:50:0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H201]+[.K202]*[.J202]" office:value-type="float" office:value="3152">
            <text:p>3152</text:p>
          </table:table-cell>
          <table:table-cell/>
          <table:table-cell table:formula="of:=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H20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8.12.2015</text:date>, <text:time>11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7M38S</meta:editing-duration>
    <meta:editing-cycles>7</meta:editing-cycles>
    <meta:generator>OpenOffice/4.1.1$Win32 OpenOffice.org_project/411m6$Build-9775</meta:generator>
    <dc:date>2015-12-08T11:25:03.45</dc:date>
    <dc:creator>Benedikt Berchtenbreiter</dc:creator>
    <meta:document-statistic meta:table-count="3" meta:cell-count="1253" meta:object-count="0"/>
    <meta:user-defined meta:name="Info 1"/>
    <meta:user-defined meta:name="Info 2"/>
    <meta:user-defined meta:name="Info 3"/>
    <meta:user-defined meta:name="Info 4"/>
  </office:meta>
</office:document-meta>
</file>